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1252in" svg:y="0in" draw:caption-point-x="-0.2402in" draw:caption-point-y="0.0039in">
              <dc:date>2024-09-04T00:00:00</dc:date>
              <text:p text:style-name="P1"><text:span text:style-name="T1">Only the ones that have two or more eff</text:span></text:p>
            </office:annotation>
            <text:p>move_code</text:p>
          </table:table-cell>
          <table:table-cell office:value-type="string" calcext:value-type="string">
            <text:p>move_eff_code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def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atk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double-electric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sp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1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2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curl-eff-2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sp</text:span>def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low-opp-eva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-eff-2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-eff-2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-eff-2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spe-one</text:p>
          </table:table-cell>
          <table:table-cell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may-flinc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irst-turn-out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recoil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defrost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induce-conf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rse-opp-spatk-two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hit-ghost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hit-everyone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double-dig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hit-everyone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-eff-2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double-dig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low-opp-atk-two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low-opp-spatk-two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faint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<text:span text:style-name="T2">rse-slf-eva</text:span>-one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double-stomp</text:p>
          </table:table-cell>
          <table:table-cell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hit-dark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untrap</text:p>
          </table:table-cell>
          <table:table-cell/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remove-hazard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cover-max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slee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6:02:12.614664463</meta:creation-date>
    <dc:date>2024-09-21T22:58:41.641932421</dc:date>
    <meta:editing-duration>P1DT1H9M33S</meta:editing-duration>
    <meta:editing-cycles>30</meta:editing-cycles>
    <meta:generator>LibreOffice/7.3.7.2$Linux_X86_64 LibreOffice_project/30$Build-2</meta:generator>
    <meta:document-statistic meta:table-count="1" meta:cell-count="135" meta:object-count="0"/>
  </office:meta>
</office:document-meta>
</file>